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working encryption and decryption</text:p>
          </table:table-cell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56.5" calcext:value-type="float">
            <text:p>56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123.5" calcext:value-type="float">
            <text:p>123,5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.00.0000</text:date>, <text:time style:data-style-name="N2" text:time-value="18:36:34.5423675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2-01T18:36:41.102766506</dc:date>
    <meta:editing-duration>PT3H37S</meta:editing-duration>
    <meta:editing-cycles>27</meta:editing-cycles>
    <meta:generator>LibreOffice/6.0.7.3$Linux_X86_64 LibreOffice_project/00m0$Build-3</meta:generator>
    <meta:document-statistic meta:table-count="1" meta:cell-count="54" meta:object-count="0"/>
  </office:meta>
</office:document-meta>
</file>